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nsolas" fo:font-size="14pt" style:font-size-asian="14pt" style:font-size-complex="14pt"/>
    </style:style>
    <style:style style:name="P2" style:family="paragraph" style:parent-style-name="Standard">
      <style:paragraph-properties fo:text-align="justify" style:justify-single-word="false"/>
      <style:text-properties style:font-name="Consolas" fo:font-size="14pt" style:font-size-asian="14pt" style:font-size-complex="14pt"/>
    </style:style>
    <style:style style:name="P3" style:family="paragraph" style:parent-style-name="Standard">
      <style:paragraph-properties fo:text-align="justify" style:justify-single-word="false"/>
      <style:text-properties style:font-name="Consolas" fo:font-size="14pt" officeooo:paragraph-rsid="000fa891" style:font-size-asian="14pt" style:font-size-complex="14pt"/>
    </style:style>
    <style:style style:name="P4" style:family="paragraph" style:parent-style-name="Standard">
      <style:paragraph-properties fo:text-align="justify" style:justify-single-word="false"/>
      <style:text-properties style:font-name="Consolas" fo:font-size="14pt" officeooo:paragraph-rsid="00106421" style:font-size-asian="14pt" style:font-size-complex="14pt"/>
    </style:style>
    <style:style style:name="P5" style:family="paragraph" style:parent-style-name="Standard">
      <style:paragraph-properties fo:text-align="justify" style:justify-single-word="false"/>
      <style:text-properties style:font-name="Consolas" fo:font-size="14pt" fo:font-weight="bold" style:font-size-asian="14pt" style:font-weight-asian="bold" style:font-size-complex="14pt"/>
    </style:style>
    <style:style style:name="P6" style:family="paragraph" style:parent-style-name="Standard">
      <style:paragraph-properties fo:text-align="justify" style:justify-single-word="false"/>
      <style:text-properties style:font-name="Consolas" fo:font-size="10pt" style:font-size-asian="10pt"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fa891"/>
    </style:style>
    <style:style style:name="P9" style:family="paragraph" style:parent-style-name="Standard">
      <style:paragraph-properties fo:text-align="justify" style:justify-single-word="false"/>
      <style:text-properties officeooo:paragraph-rsid="00106421"/>
    </style:style>
    <style:style style:name="P10" style:family="paragraph" style:parent-style-name="Standard">
      <style:paragraph-properties fo:text-align="justify" style:justify-single-word="false"/>
      <style:text-properties officeooo:paragraph-rsid="00121de2"/>
    </style:style>
    <style:style style:name="P11" style:family="paragraph" style:parent-style-name="Standard">
      <style:paragraph-properties fo:text-align="justify" style:justify-single-word="false"/>
      <style:text-properties style:text-underline-style="solid" style:text-underline-width="auto" style:text-underline-color="font-color" officeooo:paragraph-rsid="000fa891"/>
    </style:style>
    <style:style style:name="P12" style:family="paragraph" style:parent-style-name="Standard">
      <style:paragraph-properties fo:text-align="start" style:justify-single-word="false" style:writing-mode="rl-tb"/>
      <style:text-properties style:font-name="Consolas" fo:font-size="14pt" style:font-size-asian="14pt" style:font-size-complex="14pt"/>
    </style:style>
    <style:style style:name="P13" style:family="paragraph" style:parent-style-name="Standard">
      <style:paragraph-properties fo:margin-left="1.249cm" fo:margin-right="0cm" fo:text-indent="-1.249cm" style:auto-text-indent="false"/>
      <style:text-properties style:font-name="Consolas" fo:font-size="10pt" style:font-size-asian="10pt" style:font-size-complex="10pt"/>
    </style:style>
    <style:style style:name="P14" style:family="paragraph" style:parent-style-name="Standard">
      <style:paragraph-properties fo:margin-left="1.249cm" fo:margin-right="0cm" fo:text-align="justify" style:justify-single-word="false" fo:text-indent="-1.249cm" style:auto-text-indent="false"/>
      <style:text-properties style:font-name="Consolas" fo:font-size="10pt" officeooo:paragraph-rsid="00121de2" style:font-size-asian="10pt" style:font-size-complex="10pt"/>
    </style:style>
    <style:style style:name="P15" style:family="paragraph" style:parent-style-name="Standard">
      <style:paragraph-properties fo:margin-left="1.249cm" fo:margin-right="0cm" fo:text-indent="-1.249cm" style:auto-text-indent="false"/>
      <style:text-properties style:font-name="Consolas" fo:font-size="14pt" style:font-size-asian="14pt" style:font-size-complex="14pt"/>
    </style:style>
    <style:style style:name="P16" style:family="paragraph" style:parent-style-name="Standard" style:master-page-name="Standard">
      <style:paragraph-properties fo:margin-left="1.251cm" fo:margin-right="0cm" fo:text-align="justify" style:justify-single-word="false" fo:text-indent="-1.251cm" style:auto-text-indent="false" style:page-number="auto"/>
      <style:text-properties style:font-name="Consolas" fo:font-size="14pt" style:font-size-asian="14pt" style:font-size-complex="14pt"/>
    </style:style>
    <style:style style:name="P17" style:family="paragraph" style:parent-style-name="Standard">
      <style:paragraph-properties fo:text-align="justify" style:justify-single-word="false"/>
      <style:text-properties style:font-name="Consolas" fo:font-size="14pt" style:font-size-asian="14pt" style:font-size-complex="14pt"/>
    </style:style>
    <style:style style:name="P18" style:family="paragraph" style:parent-style-name="Standard">
      <style:paragraph-properties fo:text-align="justify" style:justify-single-word="false"/>
      <style:text-properties style:font-name="Consolas" fo:font-size="14pt" fo:font-weight="bold" style:font-size-asian="14pt" style:font-weight-asian="bold" style:font-size-complex="14pt"/>
    </style:style>
    <style:style style:name="P19" style:family="paragraph" style:parent-style-name="Standard">
      <style:paragraph-properties fo:text-align="justify" style:justify-single-word="false"/>
      <style:text-properties style:font-name="Consolas" fo:font-size="10pt" style:font-size-asian="10pt" style:font-size-complex="10pt"/>
    </style:style>
    <style:style style:name="P20" style:family="paragraph" style:parent-style-name="Standard">
      <style:paragraph-properties fo:text-align="justify" style:justify-single-word="false"/>
      <style:text-properties style:font-name="Consolas" fo:font-size="10pt" officeooo:paragraph-rsid="000fa891" style:font-size-asian="10pt" style:font-size-complex="10pt"/>
    </style:style>
    <style:style style:name="P21" style:family="paragraph" style:parent-style-name="Standard">
      <style:paragraph-properties fo:text-align="justify" style:justify-single-word="false"/>
      <style:text-properties style:font-name="Consolas" fo:font-size="10pt" officeooo:paragraph-rsid="00106421" style:font-size-asian="10pt" style:font-size-complex="10pt"/>
    </style:style>
    <style:style style:name="P22" style:family="paragraph" style:parent-style-name="Standard">
      <style:paragraph-properties fo:text-align="justify" style:justify-single-word="false"/>
      <style:text-properties style:font-name="Consolas" fo:font-size="10pt" officeooo:paragraph-rsid="00121de2" style:font-size-asian="10pt" style:font-size-complex="10pt"/>
    </style:style>
    <style:style style:name="P23" style:family="paragraph" style:parent-style-name="Standard">
      <style:text-properties style:font-name="Consolas" fo:font-size="10pt" officeooo:paragraph-rsid="000fa891" style:font-size-asian="10pt" style:font-size-complex="10pt"/>
    </style:style>
    <style:style style:name="P24" style:family="paragraph" style:parent-style-name="Standard">
      <style:text-properties style:font-name="Consolas" fo:font-size="10pt" officeooo:paragraph-rsid="00106421" style:font-size-asian="10pt" style:font-size-complex="10pt"/>
    </style:style>
    <style:style style:name="P25" style:family="paragraph" style:parent-style-name="Standard">
      <style:text-properties style:font-name="Consolas" fo:font-size="10pt" officeooo:paragraph-rsid="00121de2" style:font-size-asian="10pt" style:font-size-complex="10pt"/>
    </style:style>
    <style:style style:name="P26" style:family="paragraph" style:parent-style-name="Standard">
      <style:paragraph-properties fo:text-align="end" style:justify-single-word="false" style:writing-mode="rl-tb"/>
      <style:text-properties style:font-name="Consolas" fo:font-size="10pt" style:font-size-asian="10pt" style:font-size-complex="10pt"/>
    </style:style>
    <style:style style:name="P27" style:family="paragraph" style:parent-style-name="Standard">
      <style:paragraph-properties fo:text-align="start" style:justify-single-word="false" style:writing-mode="rl-tb"/>
      <style:text-properties style:font-name="Consolas" fo:font-size="10pt" style:font-size-asian="10pt" style:font-size-complex="10pt"/>
    </style:style>
    <style:style style:name="P28" style:family="paragraph" style:parent-style-name="Standard">
      <style:paragraph-properties fo:text-align="start" style:justify-single-word="false" style:writing-mode="rl-tb"/>
      <style:text-properties style:font-name="Consolas" fo:font-size="10pt" officeooo:paragraph-rsid="000fa891" style:font-size-asian="10pt" style:font-size-complex="10pt"/>
    </style:style>
    <style:style style:name="P29" style:family="paragraph" style:parent-style-name="Standard">
      <style:paragraph-properties fo:margin-left="1.249cm" fo:margin-right="0cm" fo:text-indent="-1.249cm" style:auto-text-indent="false"/>
      <style:text-properties style:font-name="Consolas" fo:font-size="10pt" officeooo:paragraph-rsid="00121de2" style:font-size-asian="10pt" style:font-size-complex="10pt"/>
    </style:style>
    <style:style style:name="P30" style:family="paragraph" style:parent-style-name="Standard">
      <style:paragraph-properties fo:margin-left="1.249cm" fo:margin-right="0cm" fo:text-indent="-1.249cm" style:auto-text-indent="false"/>
      <style:text-properties style:font-name="Consolas" fo:font-size="14pt" fo:font-weight="bold" style:font-size-asian="14pt" style:font-weight-asian="bold" style:font-size-complex="14pt" style:font-weight-complex="bold"/>
    </style:style>
    <style:style style:name="P31" style:family="paragraph" style:parent-style-name="List_20_Paragraph" style:list-style-name="WWNum1">
      <style:paragraph-properties fo:margin-left="-0.25cm" fo:margin-right="0cm" fo:text-indent="0cm" style:auto-text-indent="false"/>
      <style:text-properties style:font-name="Consolas" fo:font-size="14pt" style:font-size-asian="14pt" style:font-size-complex="14pt"/>
    </style:style>
    <style:style style:name="T1" style:family="text">
      <style:text-properties style:font-name="Consolas" fo:font-size="14pt" style:font-size-asian="14pt" style:font-size-complex="14pt"/>
    </style:style>
    <style:style style:name="T2" style:family="text">
      <style:text-properties style:font-name="Consolas" fo:font-size="14pt" fo:font-weight="bold" style:font-size-asian="14pt" style:font-weight-asian="bold" style:font-size-complex="14pt"/>
    </style:style>
    <style:style style:name="T3" style:family="text">
      <style:text-properties style:font-name="Consolas" fo:font-size="14pt" fo:font-weight="bold" officeooo:rsid="000ddf74" style:font-size-asian="14pt" style:font-weight-asian="bold" style:font-size-complex="14pt"/>
    </style:style>
    <style:style style:name="T4" style:family="text">
      <style:text-properties style:font-name="Consolas" fo:font-size="10pt" style:font-size-asian="10pt" style:font-size-complex="10pt"/>
    </style:style>
    <style:style style:name="T5" style:family="text">
      <style:text-properties style:font-name="Consolas" fo:font-size="10pt" officeooo:rsid="000d7537" style:font-size-asian="10pt" style:font-size-complex="10pt"/>
    </style:style>
    <style:style style:name="T6" style:family="text">
      <style:text-properties style:font-name="Consolas" fo:font-size="10pt" officeooo:rsid="000fa891"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Index</text:p>
      <text:p text:style-name="P2"/>
      <text:list xml:id="list3578206671" text:style-name="WWNum1">
        <text:list-item>
          <text:p text:style-name="P31">Create vectors.</text:p>
        </text:list-item>
        <text:list-item>
          <text:p text:style-name="P31">Property lenght.</text:p>
        </text:list-item>
        <text:list-item>
          <text:p text:style-name="P31">Insert values: unshift and push.</text:p>
        </text:list-item>
        <text:list-item>
          <text:p text:style-name="P31">Remove values: shift and pop. </text:p>
        </text:list-item>
        <text:list-item>
          <text:p text:style-name="P31">Print vectors: join and toString.</text:p>
        </text:list-item>
        <text:list-item>
          <text:p text:style-name="P31">Concatenate: concat.</text:p>
        </text:list-item>
        <text:list-item>
          <text:p text:style-name="P31">Slicing vectors: slice and splice</text:p>
        </text:list-item>
        <text:list-item>
          <text:p text:style-name="P31">Sort vectors: reverse and sort</text:p>
        </text:list-item>
        <text:list-item>
          <text:p text:style-name="P31">Search elements: indexOf and lastIndexOf</text:p>
        </text:list-item>
        <text:list-item>
          <text:p text:style-name="P31">Searching for elements that meet conditions: every and some</text:p>
        </text:list-item>
        <text:list-item>
          <text:p text:style-name="P31">Iterate with forEach</text:p>
        </text:list-item>
        <text:list-item>
          <text:p text:style-name="P31">Modify all elements of an array: map</text:p>
        </text:list-item>
        <text:list-item>
          <text:p text:style-name="P31">Filter the elements of an array: filter</text:p>
        </text:list-item>
        <text:list-item>
          <text:p text:style-name="P31">Accumulate values: reduce and reduceRight</text:p>
        </text:list-item>
        <text:list-item>
          <text:p text:style-name="P31">Split strings: split</text:p>
        </text:list-item>
        <text:list-item>
          <text:p text:style-name="P31">JSON format</text:p>
        </text:list-item>
      </text:list>
      <text:p text:style-name="P2"><text:s/></text:p>
      <text:p text:style-name="P2"/>
      <text:p text:style-name="P7"/>
      <text:p text:style-name="P2"/>
      <text:p text:style-name="P5">1. Create vectors.</text:p>
      <text:p text:style-name="P2"/>
      <text:p text:style-name="P2">With new:</text:p>
      <text:p text:style-name="P2"/>
      <text:p text:style-name="P6">let a = new Array (); // Create an empty array</text:p>
      <text:p text:style-name="P6">a [0] = 13;</text:p>
      <text:p text:style-name="P7"><text:span text:style-name="T4">console.log (</text:span><text:span text:style-name="T5">a</text:span><text:span text:style-name="T4">[0]); // Print 13</text:span></text:p>
      <text:p text:style-name="P2"/>
      <text:p text:style-name="P2">With []:</text:p>
      <text:p text:style-name="P2"/>
      <text:p text:style-name="P6">let a = ["a", "b", "c", "d", "e"]; // Array of size 5, with 5 values ​​initially</text:p>
      <text:p text:style-name="P6">console.log (a); // Print ["a", "b", "c", "d", "e"]</text:p>
      <text:p text:style-name="P2"/>
      <text:p text:style-name="P5">2. Property lenght.</text:p>
      <text:p text:style-name="P2"/>
      <text:p text:style-name="P2">The length of an array depends on the positions that have been assigned:</text:p>
      <text:p text:style-name="P2"/>
      <text:p text:style-name="P6">let a = new Array (12); // Create an array of size 12</text:p>
      <text:p text:style-name="P6">console.log (a.length); // Print 12</text:p>
      <text:p text:style-name="P2"/>
      <text:p text:style-name="P2"/>
      <text:p text:style-name="P6">let a = ["a", "b", "c", "d", "e"]; // Array with 5 values</text:p>
      <text:p text:style-name="P6"><text:soft-page-break/>console.log (a.length); // Print 5</text:p>
      <text:p text:style-name="P2"/>
      <text:p text:style-name="P5"/>
      <text:p text:style-name="P5">3. Insert values: unshift and push. </text:p>
      <text:p text:style-name="P2"/>
      <text:p text:style-name="P2">unshifft insert values ​​at the beginning of an array and push at the end:</text:p>
      <text:p text:style-name="P2"/>
      <text:p text:style-name="P6">let a = [];</text:p>
      <text:p text:style-name="P6">a.push ("a"); // Insert the value at the end of the array</text:p>
      <text:p text:style-name="P6">a.push ("b", "c", "d"); // Insert these new values ​​at the end</text:p>
      <text:p text:style-name="P6">console.log (a); // Print ["a", "b", "c", "d"].</text:p>
      <text:p text:style-name="P6">a.unshift ("A", "B", "C"); // Insert new values ​​at the beginning of the array</text:p>
      <text:p text:style-name="P6">console.log (a); // Print ["A", "B", "C", "a", "b", "c", "d"].</text:p>
      <text:p text:style-name="P7"/>
      <text:p text:style-name="P2"/>
      <text:p text:style-name="P2"/>
      <text:p text:style-name="P5">4. Delete values: shift and pop. </text:p>
      <text:p text:style-name="P2"/>
      <text:p text:style-name="P7"><text:span text:style-name="T3">s</text:span><text:span text:style-name="T2">hift </text:span><text:span text:style-name="T1">remove from the beginning and pop from the end () of the array. These operations will return the value that has been removed.</text:span></text:p>
      <text:p text:style-name="P6">let a = ["A", "B", "C", "a", "b", "c", "d"];</text:p>
      <text:p text:style-name="P6">console.log (a.pop ()); // Print and delete the last position → "d"</text:p>
      <text:p text:style-name="P6">console.log (a.shift ()); // Print and delete the first position → "A"</text:p>
      <text:p text:style-name="P6">console.log (a); // Print ["B", "C", "a", "b", "c"]</text:p>
      <text:p text:style-name="P2"/>
      <text:p text:style-name="P2"/>
      <text:p text:style-name="P5">5. Print vectors: join and toString.</text:p>
      <text:p text:style-name="P2"/>
      <text:p text:style-name="P2">toString ():</text:p>
      <text:p text:style-name="P2"/>
      <text:p text:style-name="P6">let a = [3, 21, 15, 61, 9];</text:p>
      <text:p text:style-name="P6">console.log (a.toString ()); // Print "3,21,15,61,9"</text:p>
      <text:p text:style-name="P2"/>
      <text:p text:style-name="P2"/>
      <text:p text:style-name="P7"><text:span text:style-name="T2">join</text:span><text:span text:style-name="T1">(). By default, it returns a string with all elements separated by commas. However, we can specify the separator to print.</text:span></text:p>
      <text:p text:style-name="P2"/>
      <text:p text:style-name="P6">let a = [3, 21, 15, 61, 9];</text:p>
      <text:p text:style-name="P6">console.log (a.join ()); // Print "3,21,15,61,9", same as toString ()</text:p>
      <text:p text:style-name="P6">console.log (a.join ("- # -")); // Print "3 - # - 21 - # - 15 - # - 61 - # - 9"</text:p>
      <text:p text:style-name="P2"/>
      <text:p text:style-name="P5">6. Concatenate: concat.</text:p>
      <text:p text:style-name="P2"/>
      <text:p text:style-name="P2">Concat:</text:p>
      <text:p text:style-name="P7"/>
      <text:p text:style-name="P6">let a = ["a", "b", "c"];</text:p>
      <text:p text:style-name="P6">let b = ["d", "e", "f"];</text:p>
      <text:p text:style-name="P6"><text:soft-page-break/>let c = a.concat (b);</text:p>
      <text:p text:style-name="P6">console.log (c); // Print ["a", "b", "c", "d", "e", "f"]</text:p>
      <text:p text:style-name="P6">console.log (a); // Print ["a", "b", "c"]. Array a has not been modified</text:p>
      <text:p text:style-name="P2"/>
      <text:p text:style-name="P5">7. Chopping vectors: slice and splice</text:p>
      <text:p text:style-name="P2"/>
      <text:p text:style-name="P7"><text:span text:style-name="T2">slice</text:span><text:span text:style-name="T1"> returns us a new array from intermediate positions of another.</text:span></text:p>
      <text:p text:style-name="P2"/>
      <text:p text:style-name="P6">let a = ["a", "b", "c", "d", "e", "f"];</text:p>
      <text:p text:style-name="P6">let b = a.slice (1, 3); // (start position → included, end position → excluded)</text:p>
      <text:p text:style-name="P6">console.log (b); // Print ["b", "c"]</text:p>
      <text:p text:style-name="P6">console.log (a); // Print ["a", "b", "c", "d", "e", "f"]. The original array is not modified</text:p>
      <text:p text:style-name="P6">console.log (a.slice (3)); // A parameter. Returns from position 3 to the end → ["d", "e", "f"]</text:p>
      <text:p text:style-name="P5"/>
      <text:p text:style-name="P7"><text:span text:style-name="T2">splice </text:span><text:span text:style-name="T1">removes elements from the original array and returns the removed elements. It also allows inserting new values</text:span></text:p>
      <text:p text:style-name="P6">let a = ["a", "b", "c", "d", "e", "f"];</text:p>
      <text:p text:style-name="P6">a.splice (1, 3); // Remove 3 elements from position 1 ("b", "c", "d")</text:p>
      <text:p text:style-name="P6">console.log (a); // Print ["a", "e", "f"]</text:p>
      <text:p text:style-name="P6">a.splice (1,1, "g", "h"); // Delete 1 element in position 1 ("e"), and insert "g", "h" in that position</text:p>
      <text:p text:style-name="P6">console.log (a); // Print ["a", "g", "h", "f"]</text:p>
      <text:p text:style-name="P6">a.splice (3, 0, "i"); // At position 3, delete nothing, and insert "i"</text:p>
      <text:p text:style-name="P6">console.log (a); // Print ["a", "g", "h", "i", "f"]</text:p>
      <text:p text:style-name="P2"/>
      <text:p text:style-name="P5">8. Sort vectors: reverse and sort</text:p>
      <text:p text:style-name="P2"/>
      <text:p text:style-name="P7"><text:span text:style-name="T2">Reverse:</text:span><text:span text:style-name="T1"> reverse the order of the array.</text:span></text:p>
      <text:p text:style-name="P7"/>
      <text:p text:style-name="P6">let a = ["a", "b", "c", "d", "e", "f"];</text:p>
      <text:p text:style-name="P6">a.reverse (); // Reverse the original array</text:p>
      <text:p text:style-name="P6">console.log (a); // Print ["f", "e", "d", "c", "b", "a"]</text:p>
      <text:p text:style-name="P2"/>
      <text:p text:style-name="P7"><text:span text:style-name="T2">sort:</text:span><text:span text:style-name="T1"> sort the elements of an array.</text:span></text:p>
      <text:p text:style-name="P7"/>
      <text:p text:style-name="P26">let a = ["Peter", "Anne", "Thomas", "Jen", "Rob", "Alison"];</text:p>
      <text:p text:style-name="P26">a.sort (); // Sort the original array</text:p>
      <text:p text:style-name="P26">console.log (a); // Print ["Alison", "Anne", "Jen", "Peter", "Rob", "Thomas"]</text:p>
      <text:p text:style-name="P2"/>
      <text:p text:style-name="P2">Sort vectors with elements other than string:</text:p>
      <text:p text:style-name="P2"/>
      <text:p text:style-name="P6">let a = [20, 6, 100, 51, 28, 9];</text:p>
      <text:p text:style-name="P6">a.sort (); // Sort the original array</text:p>
      <text:p text:style-name="P6">console.log (a); // Print [100, 20, 28, 51, 6, 9]</text:p>
      <text:p text:style-name="P7"/>
      <text:p text:style-name="P6">a.sort (function (n1, n2) {</text:p>
      <text:p text:style-name="P6">return n1 - n2;</text:p>
      <text:p text:style-name="P6">});</text:p>
      <text:p text:style-name="P6">console.log (a); // Print [6, 9, 20, 28, 51, 100]</text:p>
      <text:p text:style-name="P5"><text:soft-page-break/></text:p>
      <text:p text:style-name="P7"><text:span text:style-name="T2">9. Search elements: indexOf and lastIndexOf</text:span><text:span text:style-name="T1">.</text:span></text:p>
      <text:p text:style-name="P2"/>
      <text:p text:style-name="P8"><text:span text:style-name="T2">indexOf: p</text:span><text:span text:style-name="T1">It allows us to know if the value that we pass is in the array or not. If it finds it, it returns the first position where it is, and if not, it returns -1.</text:span></text:p>
      <text:p text:style-name="P28"/>
      <text:p text:style-name="P28">;let a = [3, 21, 15, 61, 9, 15]</text:p>
      <text:p text:style-name="P27">console.log (a.indexOf (15)); // Print 2</text:p>
      <text:p text:style-name="P27">console.log (a.indexOf (56)); // Print -1. Not found</text:p>
      <text:p text:style-name="P1"/>
      <text:p text:style-name="P2"/>
      <text:p text:style-name="P2"/>
      <text:p text:style-name="P8"><text:span text:style-name="T2">lastIndexOf</text:span><text:span text:style-name="T1"> returns the first occurrence found starting from the end.</text:span></text:p>
      <text:p text:style-name="P8"><text:span text:style-name="T6">l</text:span><text:span text:style-name="T4">et a = [3, 21, 15, 61, 9, 15</text:span><text:span text:style-name="T6">]</text:span><text:span text:style-name="T4">;</text:span></text:p>
      <text:p text:style-name="P27">console.log (a.lastIndexOf (15)); // Print 5</text:p>
      <text:p text:style-name="P1"/>
      <text:p text:style-name="P2"/>
      <text:p text:style-name="P5">10. Looking for elements that meet conditions: every and some.</text:p>
      <text:p text:style-name="P2"/>
      <text:p text:style-name="P7"><text:span text:style-name="T2">every</text:span><text:span text:style-name="T1">will return a boolean indicating if all the elements of the array meet a certain condition. This function will receive any element, test it, and return true or false depending on whether it meets the condition or not.</text:span></text:p>
      <text:p text:style-name="P12"/>
      <text:p text:style-name="P7"><text:span text:style-name="T2">some</text:span><text:span text:style-name="T1"> is similar to every, but returns true when one of the elements of the array meets the condition.</text:span></text:p>
      <text:p text:style-name="P2"/>
      <text:p text:style-name="P8"/>
      <text:p text:style-name="P23">let a = [3, 21, 15, 61, 9, 54];</text:p>
      <text:p text:style-name="P23">console.log(a.every(function(num) { // Comprueba si cada número es menor a 100</text:p>
      <text:p text:style-name="P23">return num &lt; 100;</text:p>
      <text:p text:style-name="P23">})); // Imprime true</text:p>
      <text:p text:style-name="P23">console.log(a.every(function(num) { // Comprueba si cada número es par</text:p>
      <text:p text:style-name="P23">return num % 2 == 0;</text:p>
      <text:p text:style-name="P23">})); // Imprime false</text:p>
      <text:p text:style-name="P3"/>
      <text:p text:style-name="P23">let a = [3, 21, 15, 61, 9, 54];</text:p>
      <text:p text:style-name="P23">console.log(a.some(function(num) { // Comprueba si algún elemento del array es par</text:p>
      <text:p text:style-name="P23">return num % 2 == 0;</text:p>
      <text:p text:style-name="P20">})); // Imprime true</text:p>
      <text:p text:style-name="P2"/>
      <text:p text:style-name="P5">11. Iterate with forEach.</text:p>
      <text:p text:style-name="P2"/>
      <text:p text:style-name="P7"><text:span text:style-name="T1">We can iterate through the elements of an array using the forEach method. Optionally, we can keep track of the </text:span><text:soft-page-break/><text:span text:style-name="T1">index that is being accessed at all times, and even receive the array as a third parameter.</text:span></text:p>
      <text:p text:style-name="P2"/>
      <text:p text:style-name="P2">It is important to emphasize that if the elements of an array are modified in a foreach, the changes are not saved in the array, that is, we cannot modify the array itself within a foreach.</text:p>
      <text:p text:style-name="P2"/>
      <text:p text:style-name="P2"/>
      <text:p text:style-name="P11"/>
      <text:p text:style-name="P23">let a = [3, 21, 15, 61, 9, 54];</text:p>
      <text:p text:style-name="P23">let sum = 0;</text:p>
      <text:p text:style-name="P23">a.forEach(function(num) { //</text:p>
      <text:p text:style-name="P23">sum += num;</text:p>
      <text:p text:style-name="P23">});</text:p>
      <text:p text:style-name="P23">console.log(sum); // Imprime 163</text:p>
      <text:p text:style-name="P23">a.forEach(function(num, indice, array) { // índice y array son parámetros opcionales</text:p>
      <text:p text:style-name="P23">console.log("Índice " + indice + " en [" + array + "] es " + num);</text:p>
      <text:p text:style-name="P23">}); // Imprime -&gt; Índice 0 en [3,21,15,61,9,54] es 3, Índice 1 en [3,21,15,61,9,54] es 21, ...</text:p>
      <text:p text:style-name="P3"/>
      <text:p text:style-name="P2"/>
      <text:p text:style-name="P5">12. Modify all elements of an array: map.</text:p>
      <text:p text:style-name="P2"/>
      <text:p text:style-name="P2">The map method receives a function that transforms each element and returns it. This method will return at the end a new array of the same size containing all the resulting elements.</text:p>
      <text:p text:style-name="P6"/>
      <text:p text:style-name="P9"/>
      <text:p text:style-name="P24">let a = [4, 21, 33, 12, 9, 54];</text:p>
      <text:p text:style-name="P24">console.log(a.map(function(num) {</text:p>
      <text:p text:style-name="P24">return num*2;</text:p>
      <text:p text:style-name="P24">})); // Imprime [8, 42, 66, 24, 18, 108]</text:p>
      <text:p text:style-name="P4"/>
      <text:p text:style-name="P2"/>
      <text:p text:style-name="P2"/>
      <text:p text:style-name="P5">13. Filter the elements of an array: filter.</text:p>
      <text:p text:style-name="P2"/>
      <text:p text:style-name="P7"><text:span text:style-name="T2">filter</text:span><text:span text:style-name="T1"> filters the elements of an array and returns an array that contains only the elements that meet a certain condition.</text:span></text:p>
      <text:p text:style-name="P7"/>
      <text:p text:style-name="P7"/>
      <text:p text:style-name="P24">let a = [4, 21, 33, 12, 9, 54];</text:p>
      <text:p text:style-name="P24">console.log(a.filter(function(num) {</text:p>
      <text:p text:style-name="P24">return num % 2 == 0; // Si devuelve true, el elemento se queda en el array devuelto</text:p>
      <text:p text:style-name="P21">})); // Imprime [4, 12, 54]</text:p>
      <text:p text:style-name="P7"/>
      <text:p text:style-name="P7"><text:soft-page-break/></text:p>
      <text:p text:style-name="P7"/>
      <text:p text:style-name="P2"/>
      <text:p text:style-name="P5">14. Accumulate values: reduce and reduceRight</text:p>
      <text:p text:style-name="P2"/>
      <text:p text:style-name="P7"><text:span text:style-name="T2">reduce</text:span><text:span text:style-name="T1"> uses a function that accumulates a value, processing each element (second parameter) with the accumulated value (first parameter):</text:span></text:p>
      <text:p text:style-name="P2"/>
      <text:p text:style-name="P2"/>
      <text:p text:style-name="P10"/>
      <text:p text:style-name="P25">let a = [4, 21, 33, 12, 9, 54];</text:p>
      <text:p text:style-name="P25">console.log(a.reduce(function(total, num) { // Suma todos los elementos del array</text:p>
      <text:p text:style-name="P25">return total + num;</text:p>
      <text:p text:style-name="P25">}, 0)); // Imprime 133</text:p>
      <text:p text:style-name="P25">console.log(a.reduce(function(max, num) { // Obtiene el número máximo del array</text:p>
      <text:p text:style-name="P25">return num &gt; max? num : max;</text:p>
      <text:p text:style-name="P22">}, 0)); // Imprime 54</text:p>
      <text:p text:style-name="P2"/>
      <text:p text:style-name="P2"/>
      <text:p text:style-name="P7"><text:span text:style-name="T2">reduceRight</text:span><text:span text:style-name="T1"> does the same as reduce but in reverse:</text:span></text:p>
      <text:p text:style-name="P6"/>
      <text:p text:style-name="P6"/>
      <text:p text:style-name="P25">let a = [4, 21, 33, 12, 9, 154];</text:p>
      <text:p text:style-name="P25">console.log(a.reduceRight(function(total, num) { // Comienza con el último número y resta todos los otros</text:p>
      <text:p text:style-name="P25">números</text:p>
      <text:p text:style-name="P25">return total - num;</text:p>
      <text:p text:style-name="P29">})); // Imprime 75 (Si no queremos enviarle un valor inicial, empezará con el valor de la última posición del array</text:p>
      <text:p text:style-name="P14"/>
      <text:p text:style-name="P15"/>
      <text:p text:style-name="P30">15. Split strings: split</text:p>
      <text:p text:style-name="P15"/>
      <text:p text:style-name="P2">This function is used to divide a string into parts using a delimiter character, returning an array with the "chunks". It also supports an optional second parameter that indicates how many elements we want it to return.</text:p>
      <text:p text:style-name="P15"/>
      <text:p text:style-name="P13"/>
      <text:p text:style-name="P5">16. JSON format.</text:p>
      <text:p text:style-name="P2"/>
      <text:p text:style-name="P7"><text:span text:style-name="T1">The JSON format (</text:span><text:a xlink:type="simple" xlink:href="https://es.wikipedia.org/wiki/JSON" text:style-name="ListLabel_20_1" text:visited-style-name="ListLabel_20_1"><text:span text:style-name="Internet_20_link">https://es.wikipedia.org/wiki/JSON</text:span></text:a><text:span text:style-name="T1">) allows us to define objects and array of objects in JavaScript. Later we will see how to work with files in JSON format for now we are interested in this format for vectors, for example if we define:</text:span></text:p>
      <text:p text:style-name="P6"/>
      <text:p text:style-name="P25">let datos = [</text:p>
      <text:p text:style-name="P25">{nombre: "Nacho", telefono: "966112233", edad: 40},</text:p>
      <text:p text:style-name="P25"><text:soft-page-break/>{nombre: "Ana", telefono: "911223344", edad: 35},</text:p>
      <text:p text:style-name="P25">{nombre: "Mario", telefono: "611998877", edad: 15},</text:p>
      <text:p text:style-name="P25">{nombre: "Laura", telefono: "633663366", edad: 17}</text:p>
      <text:p text:style-name="P25">];</text:p>
      <text:p text:style-name="P14"/>
      <text:p text:style-name="P2">We have an array called data with 4 positions. To access an array position: data [0]. And to access a specific property within a position: data [0] .age.</text:p>
      <text:p text:style-name="P2"/>
      <text:p text:style-name="P2">We can also use any method seen above with array in json form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fals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size-complex="10.5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1</meta:editing-cycles>
    <meta:creation-date>2020-02-18T19:07:00</meta:creation-date>
    <dc:date>2020-11-17T14:15:57.400300185</dc:date>
    <dc:language>es-ES</dc:language>
    <meta:editing-duration>PT2H57M29S</meta:editing-duration>
    <meta:generator>LibreOffice/6.0.7.3$Linux_X86_64 LibreOffice_project/00m0$Build-3</meta:generator>
    <meta:document-statistic meta:table-count="0" meta:image-count="0" meta:object-count="0" meta:page-count="7" meta:paragraph-count="166" meta:word-count="1572" meta:character-count="8653" meta:non-whitespace-character-count="72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